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1.554cm"/>
    </style:style>
    <style:style style:name="ro1" style:family="table-row">
      <style:table-row-properties style:row-height="3.316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2" style:family="table-cell" style:parent-style-name="Default">
      <style:table-cell-properties fo:background-color="#ffff00" style:diagonal-bl-tr="none" style:diagonal-tl-br="none" fo:border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8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</style:style>
    <style:style style:name="ce31" style:family="table-cell" style:parent-style-name="Default">
      <style:table-cell-properties fo:border-bottom="0.039cm double #000000" style:border-line-width-bottom="0.002cm 0.035cm 0.002cm" fo:border-left="0.002cm solid #000000" fo:border-right="none" fo:border-top="none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34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02cm solid #000000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3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8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39" style:family="table-cell" style:parent-style-name="Default">
      <style:table-cell-properties fo:border-bottom="none" fo:border-left="none" fo:border-right="0.002cm solid #000000" fo:border-top="0.002cm solid #000000"/>
    </style:style>
    <style:style style:name="ce40" style:family="table-cell" style:parent-style-name="Default">
      <style:table-cell-properties fo:border-bottom="0.039cm double #000000" style:border-line-width-bottom="0.002cm 0.035cm 0.002cm" fo:border-left="none" fo:border-right="0.002cm solid #000000" fo:border-top="0.002cm solid #000000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4" table:default-cell-style-name="ce10"/>
        <table:table-column table:style-name="co4" table:number-columns-repeated="20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5" table:default-cell-style-name="ce10"/>
        <table:table-column table:style-name="co6" table:default-cell-style-name="ce14"/>
        <table:table-column table:style-name="co2" table:number-columns-repeated="6" table:default-cell-style-name="ce4"/>
        <table:table-column table:style-name="co2" table:number-columns-repeated="2" table:default-cell-style-name="ce2"/>
        <table:table-column table:style-name="co7" table:number-columns-repeated="212" table:default-cell-style-name="Default"/>
        <table:table-row table:style-name="ro1">
          <table:table-cell table:style-name="ce1" office:value-type="string">
            <text:p>カテゴリ</text:p>
          </table:table-cell>
          <table:table-cell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6" office:value-type="string">
            <text:p>動作</text:p>
          </table:table-cell>
          <table:table-cell table:style-name="ce29" office:value-type="string">
            <text:p>MIPS-I</text:p>
          </table:table-cell>
          <table:table-cell table:style-name="ce29" office:value-type="string">
            <text:p>MIPS-II</text:p>
          </table:table-cell>
          <table:table-cell table:style-name="ce29" office:value-type="string">
            <text:p>MIPS-III</text:p>
          </table:table-cell>
          <table:table-cell table:style-name="ce29" office:value-type="string">
            <text:p>MIPS-IV</text:p>
          </table:table-cell>
          <table:table-cell table:style-name="ce29" office:value-type="string">
            <text:p>MIPS-32</text:p>
          </table:table-cell>
          <table:table-cell table:style-name="ce29" office:value-type="string">
            <text:p>MIPS-32 Release2</text:p>
          </table:table-cell>
          <table:table-cell table:style-name="ce29" office:value-type="string">
            <text:p>MIPS-64</text:p>
          </table:table-cell>
          <table:table-cell table:style-name="ce29" office:value-type="string">
            <text:p>MIPS-64 Release2</text:p>
          </table:table-cell>
          <table:table-cell table:number-columns-repeated="21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pr[rd] &lt;- gpr[rs] + gpr[rt]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&lt;- gpr[rs] + imm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pr[rd] ←gpr[rs] + gpr[rt]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← gpr[rs] + imm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== rt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!= rt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, <text:s/>ra ← PC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 0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= 0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, <text:s/>ra ← PC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office:value-type="string">
            <text:p>PC ← index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table:style-name="ce27" office:value-type="string">
            <text:p>PC ← index, ra ← PC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0" office:value-type="float" office:value="0">
            <text:p>0</text:p>
          </table:table-cell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7" office:value-type="string">
            <text:p>PC ← rs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PC ← rs, rd ← PC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36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rd ← rs &amp; rt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&amp; imm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imm &lt;&lt; 16)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| imm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6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3">
          <table:table-cell table:number-columns-repeated="2"/>
          <table:table-cell office:value-type="string">
            <text:p>CACHE</text:p>
          </table:table-cell>
          <table:table-cell table:number-columns-repeated="33"/>
          <table:table-cell table:style-name="ce2"/>
          <table:table-cell table:number-columns-repeated="219"/>
        </table:table-row>
        <table:table-row table:style-name="ro3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string">
            <text:p>○</text:p>
          </table:table-cell>
          <table:table-cell table:style-name="ce2" table:number-columns-repeated="2"/>
          <table:table-cell table:number-columns-repeated="216"/>
        </table:table-row>
        <table:table-row table:style-name="ro3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number-columns-repeated="6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TL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TLB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TLBWI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TLBW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17"/>
          <table:table-cell table:style-name="ce2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6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16"/>
        </table:table-row>
        <table:table-row table:style-name="ro3">
          <table:table-cell table:number-columns-repeated="2"/>
          <table:table-cell table:style-name="ce3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7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SDB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01"/>
          <table:table-cell/>
          <table:table-cell table:number-columns-repeated="6"/>
          <table:table-cell/>
          <table:table-cell table:number-columns-repeated="5"/>
        </table:table-row>
      </table:table>
      <table:table table:name="GPR" table:style-name="ta1" table:print="false">
        <table:table-column table:style-name="co8" table:number-columns-repeated="3" table:default-cell-style-name="Default"/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保持</text:p>
          </table:table-cell>
        </table:table-row>
        <table:table-row table:style-name="ro3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3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table:table-column table:style-name="co8" table:number-columns-repeated="3" table:default-cell-style-name="Default"/>
        <table:table-row table:style-name="ro3">
          <table:table-cell table:number-columns-repeated="3"/>
        </table:table-row>
        <table:table-row table:style-name="ro3">
          <table:table-cell/>
          <table:table-cell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float" office:value="8">
            <text:p>8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office:value-type="float" office:value="11">
            <text:p>11</text:p>
          </table:table-cell>
          <table:table-cell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Status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Cause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EPC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/>
        </table:table-row>
        <table:table-row table:style-name="ro3">
          <table:table-cell/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float" office:value="17">
            <text:p>17</text:p>
          </table:table-cell>
          <table:table-cell/>
        </table:table-row>
        <table:table-row table:style-name="ro3">
          <table:table-cell/>
          <table:table-cell office:value-type="float" office:value="18">
            <text:p>18</text:p>
          </table:table-cell>
          <table:table-cell/>
        </table:table-row>
        <table:table-row table:style-name="ro3">
          <table:table-cell/>
          <table:table-cell office:value-type="float" office:value="19">
            <text:p>19</text:p>
          </table:table-cell>
          <table:table-cell/>
        </table:table-row>
        <table:table-row table:style-name="ro3">
          <table:table-cell/>
          <table:table-cell office:value-type="float" office:value="20">
            <text:p>20</text:p>
          </table:table-cell>
          <table:table-cell/>
        </table:table-row>
        <table:table-row table:style-name="ro3">
          <table:table-cell/>
          <table:table-cell office:value-type="float" office:value="21">
            <text:p>21</text:p>
          </table:table-cell>
          <table:table-cell/>
        </table:table-row>
        <table:table-row table:style-name="ro3">
          <table:table-cell/>
          <table:table-cell office:value-type="float" office:value="22">
            <text:p>22</text:p>
          </table:table-cell>
          <table:table-cell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Debug</text:p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string">
            <text:p>DEPC</text:p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/>
        </table:table-row>
        <table:table-row table:style-name="ro3">
          <table:table-cell/>
          <table:table-cell office:value-type="float" office:value="26">
            <text:p>26</text:p>
          </table:table-cell>
          <table:table-cell/>
        </table:table-row>
        <table:table-row table:style-name="ro3">
          <table:table-cell/>
          <table:table-cell office:value-type="float" office:value="27">
            <text:p>27</text:p>
          </table:table-cell>
          <table:table-cell/>
        </table:table-row>
        <table:table-row table:style-name="ro3">
          <table:table-cell/>
          <table:table-cell office:value-type="float" office:value="28">
            <text:p>28</text:p>
          </table:table-cell>
          <table:table-cell/>
        </table:table-row>
        <table:table-row table:style-name="ro3">
          <table:table-cell/>
          <table:table-cell office:value-type="float" office:value="29">
            <text:p>29</text:p>
          </table:table-cell>
          <table:table-cell/>
        </table:table-row>
        <table:table-row table:style-name="ro3">
          <table:table-cell/>
          <table:table-cell office:value-type="float" office:value="30">
            <text:p>30</text:p>
          </table:table-cell>
          <table:table-cell/>
        </table:table-row>
        <table:table-row table:style-name="ro3">
          <table:table-cell/>
          <table:table-cell office:value-type="float" office:value="31">
            <text:p>31</text:p>
          </table:table-cell>
          <table:table-cell/>
        </table:table-row>
      </table:table>
      <table:table table:name="debug uni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30" office:value-type="string">
            <text:p>Register name</text:p>
          </table:table-cell>
          <table:table-cell table:style-name="ce33" office:value-type="string" table:number-columns-spanned="2" table:number-rows-spanned="1">
            <text:p>Internal address</text:p>
          </table:table-cell>
          <table:covered-table-cell table:style-name="ce36"/>
          <table:table-cell table:style-name="ce37" office:value-type="string" table:number-columns-spanned="2" table:number-rows-spanned="1">
            <text:p>External Address</text:p>
          </table:table-cell>
          <table:covered-table-cell table:style-name="ce39"/>
        </table:table-row>
        <table:table-row table:style-name="ro3">
          <table:table-cell table:style-name="ce31"/>
          <table:table-cell table:style-name="ce34" office:value-type="string">
            <text:p>Hex</text:p>
          </table:table-cell>
          <table:table-cell table:style-name="ce34" office:value-type="string">
            <text:p>Dec</text:p>
          </table:table-cell>
          <table:table-cell table:style-name="ce38" office:value-type="string">
            <text:p>Hex</text:p>
          </table:table-cell>
          <table:table-cell table:style-name="ce40" office:value-type="string">
            <text:p>Dec</text:p>
          </table:table-cell>
        </table:table-row>
        <table:table-row table:style-name="ro3">
          <table:table-cell table:style-name="ce32" office:value-type="string">
            <text:p>HI</text:p>
          </table:table-cell>
          <table:table-cell table:style-name="ce32" office:value-type="float" office:value="10">
            <text:p>10</text:p>
          </table:table-cell>
          <table:table-cell table:style-name="ce32" table:formula="oooc:=com.sun.star.sheet.addin.Analysis.getHex2Dec([.B3])" office:value-type="float" office:value="16">
            <text:p>16</text:p>
          </table:table-cell>
          <table:table-cell table:style-name="ce32" table:formula="oooc:=com.sun.star.sheet.addin.Analysis.getDec2Hex([.E3])" office:value-type="string" office:string-value="40">
            <text:p>40</text:p>
          </table:table-cell>
          <table:table-cell table:style-name="ce32" table:formula="oooc:=[.C3]*4" office:value-type="float" office:value="64">
            <text:p>64</text:p>
          </table:table-cell>
        </table:table-row>
        <table:table-row table:style-name="ro3">
          <table:table-cell table:style-name="ce32" office:value-type="string">
            <text:p>LO</text:p>
          </table:table-cell>
          <table:table-cell table:style-name="ce32" office:value-type="float" office:value="11">
            <text:p>11</text:p>
          </table:table-cell>
          <table:table-cell table:style-name="ce32" table:formula="oooc:=com.sun.star.sheet.addin.Analysis.getHex2Dec([.B4])" office:value-type="float" office:value="17">
            <text:p>17</text:p>
          </table:table-cell>
          <table:table-cell table:style-name="ce32" table:formula="oooc:=com.sun.star.sheet.addin.Analysis.getDec2Hex([.E4])" office:value-type="string" office:string-value="44">
            <text:p>44</text:p>
          </table:table-cell>
          <table:table-cell table:style-name="ce32" table:formula="oooc:=[.C4]*4" office:value-type="float" office:value="68">
            <text:p>68</text:p>
          </table:table-cell>
        </table:table-row>
        <table:table-row table:style-name="ro3">
          <table:table-cell table:style-name="ce32" office:value-type="string">
            <text:p>R0</text:p>
          </table:table-cell>
          <table:table-cell table:style-name="ce32" office:value-type="float" office:value="20">
            <text:p>20</text:p>
          </table:table-cell>
          <table:table-cell table:style-name="ce32" table:formula="oooc:=com.sun.star.sheet.addin.Analysis.getHex2Dec([.B5])" office:value-type="float" office:value="32">
            <text:p>32</text:p>
          </table:table-cell>
          <table:table-cell table:style-name="ce32" table:formula="oooc:=com.sun.star.sheet.addin.Analysis.getDec2Hex([.E5])" office:value-type="string" office:string-value="80">
            <text:p>80</text:p>
          </table:table-cell>
          <table:table-cell table:style-name="ce32" table:formula="oooc:=[.C5]*4" office:value-type="float" office:value="128">
            <text:p>128</text:p>
          </table:table-cell>
        </table:table-row>
        <table:table-row table:style-name="ro3">
          <table:table-cell table:style-name="ce32" office:value-type="string">
            <text:p>R1</text:p>
          </table:table-cell>
          <table:table-cell table:style-name="ce32" office:value-type="float" office:value="21">
            <text:p>21</text:p>
          </table:table-cell>
          <table:table-cell table:style-name="ce32" table:formula="oooc:=com.sun.star.sheet.addin.Analysis.getHex2Dec([.B6])" office:value-type="float" office:value="33">
            <text:p>33</text:p>
          </table:table-cell>
          <table:table-cell table:style-name="ce32" table:formula="oooc:=com.sun.star.sheet.addin.Analysis.getDec2Hex([.E6])" office:value-type="string" office:string-value="84">
            <text:p>84</text:p>
          </table:table-cell>
          <table:table-cell table:style-name="ce32" table:formula="oooc:=[.C6]*4" office:value-type="float" office:value="132">
            <text:p>132</text:p>
          </table:table-cell>
        </table:table-row>
        <table:table-row table:style-name="ro3">
          <table:table-cell table:style-name="ce32" office:value-type="string">
            <text:p>R2</text:p>
          </table:table-cell>
          <table:table-cell table:style-name="ce32" office:value-type="float" office:value="22">
            <text:p>22</text:p>
          </table:table-cell>
          <table:table-cell table:style-name="ce32" table:formula="oooc:=com.sun.star.sheet.addin.Analysis.getHex2Dec([.B7])" office:value-type="float" office:value="34">
            <text:p>34</text:p>
          </table:table-cell>
          <table:table-cell table:style-name="ce32" table:formula="oooc:=com.sun.star.sheet.addin.Analysis.getDec2Hex([.E7])" office:value-type="string" office:string-value="88">
            <text:p>88</text:p>
          </table:table-cell>
          <table:table-cell table:style-name="ce32" table:formula="oooc:=[.C7]*4" office:value-type="float" office:value="136">
            <text:p>136</text:p>
          </table:table-cell>
        </table:table-row>
        <table:table-row table:style-name="ro3">
          <table:table-cell table:style-name="ce32" office:value-type="string">
            <text:p>R3</text:p>
          </table:table-cell>
          <table:table-cell table:style-name="ce32" office:value-type="float" office:value="23">
            <text:p>23</text:p>
          </table:table-cell>
          <table:table-cell table:style-name="ce32" table:formula="oooc:=com.sun.star.sheet.addin.Analysis.getHex2Dec([.B8])" office:value-type="float" office:value="35">
            <text:p>35</text:p>
          </table:table-cell>
          <table:table-cell table:style-name="ce32" table:formula="oooc:=com.sun.star.sheet.addin.Analysis.getDec2Hex([.E8])" office:value-type="string" office:string-value="8C">
            <text:p>8C</text:p>
          </table:table-cell>
          <table:table-cell table:style-name="ce32" table:formula="oooc:=[.C8]*4" office:value-type="float" office:value="140">
            <text:p>140</text:p>
          </table:table-cell>
        </table:table-row>
        <table:table-row table:style-name="ro3">
          <table:table-cell table:style-name="ce32" office:value-type="string">
            <text:p>R4</text:p>
          </table:table-cell>
          <table:table-cell table:style-name="ce32" office:value-type="float" office:value="24">
            <text:p>24</text:p>
          </table:table-cell>
          <table:table-cell table:style-name="ce32" table:formula="oooc:=com.sun.star.sheet.addin.Analysis.getHex2Dec([.B9])" office:value-type="float" office:value="36">
            <text:p>36</text:p>
          </table:table-cell>
          <table:table-cell table:style-name="ce32" table:formula="oooc:=com.sun.star.sheet.addin.Analysis.getDec2Hex([.E9])" office:value-type="string" office:string-value="90">
            <text:p>90</text:p>
          </table:table-cell>
          <table:table-cell table:style-name="ce32" table:formula="oooc:=[.C9]*4" office:value-type="float" office:value="144">
            <text:p>144</text:p>
          </table:table-cell>
        </table:table-row>
        <table:table-row table:style-name="ro3">
          <table:table-cell table:style-name="ce32" office:value-type="string">
            <text:p>R5</text:p>
          </table:table-cell>
          <table:table-cell table:style-name="ce32" office:value-type="float" office:value="25">
            <text:p>25</text:p>
          </table:table-cell>
          <table:table-cell table:style-name="ce32" table:formula="oooc:=com.sun.star.sheet.addin.Analysis.getHex2Dec([.B10])" office:value-type="float" office:value="37">
            <text:p>37</text:p>
          </table:table-cell>
          <table:table-cell table:style-name="ce32" table:formula="oooc:=com.sun.star.sheet.addin.Analysis.getDec2Hex([.E10])" office:value-type="string" office:string-value="94">
            <text:p>94</text:p>
          </table:table-cell>
          <table:table-cell table:style-name="ce32" table:formula="oooc:=[.C10]*4" office:value-type="float" office:value="148">
            <text:p>148</text:p>
          </table:table-cell>
        </table:table-row>
        <table:table-row table:style-name="ro3">
          <table:table-cell table:style-name="ce32" office:value-type="string">
            <text:p>R6</text:p>
          </table:table-cell>
          <table:table-cell table:style-name="ce32" office:value-type="float" office:value="26">
            <text:p>26</text:p>
          </table:table-cell>
          <table:table-cell table:style-name="ce32" table:formula="oooc:=com.sun.star.sheet.addin.Analysis.getHex2Dec([.B11])" office:value-type="float" office:value="38">
            <text:p>38</text:p>
          </table:table-cell>
          <table:table-cell table:style-name="ce32" table:formula="oooc:=com.sun.star.sheet.addin.Analysis.getDec2Hex([.E11])" office:value-type="string" office:string-value="98">
            <text:p>98</text:p>
          </table:table-cell>
          <table:table-cell table:style-name="ce32" table:formula="oooc:=[.C11]*4" office:value-type="float" office:value="152">
            <text:p>152</text:p>
          </table:table-cell>
        </table:table-row>
        <table:table-row table:style-name="ro3">
          <table:table-cell table:style-name="ce32" office:value-type="string">
            <text:p>R7</text:p>
          </table:table-cell>
          <table:table-cell table:style-name="ce32" office:value-type="float" office:value="27">
            <text:p>27</text:p>
          </table:table-cell>
          <table:table-cell table:style-name="ce32" table:formula="oooc:=com.sun.star.sheet.addin.Analysis.getHex2Dec([.B12])" office:value-type="float" office:value="39">
            <text:p>39</text:p>
          </table:table-cell>
          <table:table-cell table:style-name="ce32" table:formula="oooc:=com.sun.star.sheet.addin.Analysis.getDec2Hex([.E12])" office:value-type="string" office:string-value="9C">
            <text:p>9C</text:p>
          </table:table-cell>
          <table:table-cell table:style-name="ce32" table:formula="oooc:=[.C12]*4" office:value-type="float" office:value="156">
            <text:p>156</text:p>
          </table:table-cell>
        </table:table-row>
        <table:table-row table:style-name="ro3">
          <table:table-cell table:style-name="ce32" office:value-type="string">
            <text:p>R8</text:p>
          </table:table-cell>
          <table:table-cell table:style-name="ce32" office:value-type="float" office:value="28">
            <text:p>28</text:p>
          </table:table-cell>
          <table:table-cell table:style-name="ce32" table:formula="oooc:=com.sun.star.sheet.addin.Analysis.getHex2Dec([.B13])" office:value-type="float" office:value="40">
            <text:p>40</text:p>
          </table:table-cell>
          <table:table-cell table:style-name="ce32" table:formula="oooc:=com.sun.star.sheet.addin.Analysis.getDec2Hex([.E13])" office:value-type="string" office:string-value="A0">
            <text:p>A0</text:p>
          </table:table-cell>
          <table:table-cell table:style-name="ce32" table:formula="oooc:=[.C13]*4" office:value-type="float" office:value="160">
            <text:p>160</text:p>
          </table:table-cell>
        </table:table-row>
        <table:table-row table:style-name="ro3">
          <table:table-cell table:style-name="ce32" office:value-type="string">
            <text:p>R9</text:p>
          </table:table-cell>
          <table:table-cell table:style-name="ce32" office:value-type="float" office:value="29">
            <text:p>29</text:p>
          </table:table-cell>
          <table:table-cell table:style-name="ce32" table:formula="oooc:=com.sun.star.sheet.addin.Analysis.getHex2Dec([.B14])" office:value-type="float" office:value="41">
            <text:p>41</text:p>
          </table:table-cell>
          <table:table-cell table:style-name="ce32" table:formula="oooc:=com.sun.star.sheet.addin.Analysis.getDec2Hex([.E14])" office:value-type="string" office:string-value="A4">
            <text:p>A4</text:p>
          </table:table-cell>
          <table:table-cell table:style-name="ce32" table:formula="oooc:=[.C14]*4" office:value-type="float" office:value="164">
            <text:p>164</text:p>
          </table:table-cell>
        </table:table-row>
        <table:table-row table:style-name="ro3">
          <table:table-cell table:style-name="ce32" office:value-type="string">
            <text:p>R10</text:p>
          </table:table-cell>
          <table:table-cell table:style-name="ce32" office:value-type="string">
            <text:p>2a</text:p>
          </table:table-cell>
          <table:table-cell table:style-name="ce32" table:formula="oooc:=com.sun.star.sheet.addin.Analysis.getHex2Dec([.B15])" office:value-type="float" office:value="42">
            <text:p>42</text:p>
          </table:table-cell>
          <table:table-cell table:style-name="ce32" table:formula="oooc:=com.sun.star.sheet.addin.Analysis.getDec2Hex([.E15])" office:value-type="string" office:string-value="A8">
            <text:p>A8</text:p>
          </table:table-cell>
          <table:table-cell table:style-name="ce32" table:formula="oooc:=[.C15]*4" office:value-type="float" office:value="168">
            <text:p>168</text:p>
          </table:table-cell>
        </table:table-row>
        <table:table-row table:style-name="ro3">
          <table:table-cell table:style-name="ce32" office:value-type="string">
            <text:p>R11</text:p>
          </table:table-cell>
          <table:table-cell table:style-name="ce32" office:value-type="string">
            <text:p>2b</text:p>
          </table:table-cell>
          <table:table-cell table:style-name="ce32" table:formula="oooc:=com.sun.star.sheet.addin.Analysis.getHex2Dec([.B16])" office:value-type="float" office:value="43">
            <text:p>43</text:p>
          </table:table-cell>
          <table:table-cell table:style-name="ce32" table:formula="oooc:=com.sun.star.sheet.addin.Analysis.getDec2Hex([.E16])" office:value-type="string" office:string-value="AC">
            <text:p>AC</text:p>
          </table:table-cell>
          <table:table-cell table:style-name="ce32" table:formula="oooc:=[.C16]*4" office:value-type="float" office:value="172">
            <text:p>172</text:p>
          </table:table-cell>
        </table:table-row>
        <table:table-row table:style-name="ro3">
          <table:table-cell table:style-name="ce32" office:value-type="string">
            <text:p>R12</text:p>
          </table:table-cell>
          <table:table-cell table:style-name="ce32" office:value-type="string">
            <text:p>2c</text:p>
          </table:table-cell>
          <table:table-cell table:style-name="ce32" table:formula="oooc:=com.sun.star.sheet.addin.Analysis.getHex2Dec([.B17])" office:value-type="float" office:value="44">
            <text:p>44</text:p>
          </table:table-cell>
          <table:table-cell table:style-name="ce32" table:formula="oooc:=com.sun.star.sheet.addin.Analysis.getDec2Hex([.E17])" office:value-type="string" office:string-value="B0">
            <text:p>B0</text:p>
          </table:table-cell>
          <table:table-cell table:style-name="ce32" table:formula="oooc:=[.C17]*4" office:value-type="float" office:value="176">
            <text:p>176</text:p>
          </table:table-cell>
        </table:table-row>
        <table:table-row table:style-name="ro3">
          <table:table-cell table:style-name="ce32" office:value-type="string">
            <text:p>R13</text:p>
          </table:table-cell>
          <table:table-cell table:style-name="ce32" office:value-type="string">
            <text:p>2d</text:p>
          </table:table-cell>
          <table:table-cell table:style-name="ce32" table:formula="oooc:=com.sun.star.sheet.addin.Analysis.getHex2Dec([.B18])" office:value-type="float" office:value="45">
            <text:p>45</text:p>
          </table:table-cell>
          <table:table-cell table:style-name="ce32" table:formula="oooc:=com.sun.star.sheet.addin.Analysis.getDec2Hex([.E18])" office:value-type="string" office:string-value="B4">
            <text:p>B4</text:p>
          </table:table-cell>
          <table:table-cell table:style-name="ce32" table:formula="oooc:=[.C18]*4" office:value-type="float" office:value="180">
            <text:p>180</text:p>
          </table:table-cell>
        </table:table-row>
        <table:table-row table:style-name="ro3">
          <table:table-cell table:style-name="ce32" office:value-type="string">
            <text:p>R14</text:p>
          </table:table-cell>
          <table:table-cell table:style-name="ce32" office:value-type="string">
            <text:p>2e</text:p>
          </table:table-cell>
          <table:table-cell table:style-name="ce32" table:formula="oooc:=com.sun.star.sheet.addin.Analysis.getHex2Dec([.B19])" office:value-type="float" office:value="46">
            <text:p>46</text:p>
          </table:table-cell>
          <table:table-cell table:style-name="ce32" table:formula="oooc:=com.sun.star.sheet.addin.Analysis.getDec2Hex([.E19])" office:value-type="string" office:string-value="B8">
            <text:p>B8</text:p>
          </table:table-cell>
          <table:table-cell table:style-name="ce32" table:formula="oooc:=[.C19]*4" office:value-type="float" office:value="184">
            <text:p>184</text:p>
          </table:table-cell>
        </table:table-row>
        <table:table-row table:style-name="ro3">
          <table:table-cell table:style-name="ce32" office:value-type="string">
            <text:p>R15</text:p>
          </table:table-cell>
          <table:table-cell table:style-name="ce32" office:value-type="string">
            <text:p>2f</text:p>
          </table:table-cell>
          <table:table-cell table:style-name="ce32" table:formula="oooc:=com.sun.star.sheet.addin.Analysis.getHex2Dec([.B20])" office:value-type="float" office:value="47">
            <text:p>47</text:p>
          </table:table-cell>
          <table:table-cell table:style-name="ce32" table:formula="oooc:=com.sun.star.sheet.addin.Analysis.getDec2Hex([.E20])" office:value-type="string" office:string-value="BC">
            <text:p>BC</text:p>
          </table:table-cell>
          <table:table-cell table:style-name="ce32" table:formula="oooc:=[.C20]*4" office:value-type="float" office:value="188">
            <text:p>188</text:p>
          </table:table-cell>
        </table:table-row>
        <table:table-row table:style-name="ro3">
          <table:table-cell table:style-name="ce32" office:value-type="string">
            <text:p>R16</text:p>
          </table:table-cell>
          <table:table-cell table:style-name="ce32" office:value-type="float" office:value="30">
            <text:p>30</text:p>
          </table:table-cell>
          <table:table-cell table:style-name="ce32" table:formula="oooc:=com.sun.star.sheet.addin.Analysis.getHex2Dec([.B21])" office:value-type="float" office:value="48">
            <text:p>48</text:p>
          </table:table-cell>
          <table:table-cell table:style-name="ce32" table:formula="oooc:=com.sun.star.sheet.addin.Analysis.getDec2Hex([.E21])" office:value-type="string" office:string-value="C0">
            <text:p>C0</text:p>
          </table:table-cell>
          <table:table-cell table:style-name="ce32" table:formula="oooc:=[.C21]*4" office:value-type="float" office:value="192">
            <text:p>192</text:p>
          </table:table-cell>
        </table:table-row>
        <table:table-row table:style-name="ro3">
          <table:table-cell table:style-name="ce32" office:value-type="string">
            <text:p>R17</text:p>
          </table:table-cell>
          <table:table-cell table:style-name="ce32" office:value-type="float" office:value="31">
            <text:p>31</text:p>
          </table:table-cell>
          <table:table-cell table:style-name="ce32" table:formula="oooc:=com.sun.star.sheet.addin.Analysis.getHex2Dec([.B22])" office:value-type="float" office:value="49">
            <text:p>49</text:p>
          </table:table-cell>
          <table:table-cell table:style-name="ce32" table:formula="oooc:=com.sun.star.sheet.addin.Analysis.getDec2Hex([.E22])" office:value-type="string" office:string-value="C4">
            <text:p>C4</text:p>
          </table:table-cell>
          <table:table-cell table:style-name="ce32" table:formula="oooc:=[.C22]*4" office:value-type="float" office:value="196">
            <text:p>196</text:p>
          </table:table-cell>
        </table:table-row>
        <table:table-row table:style-name="ro3">
          <table:table-cell table:style-name="ce32" office:value-type="string">
            <text:p>R18</text:p>
          </table:table-cell>
          <table:table-cell table:style-name="ce32" office:value-type="float" office:value="32">
            <text:p>32</text:p>
          </table:table-cell>
          <table:table-cell table:style-name="ce32" table:formula="oooc:=com.sun.star.sheet.addin.Analysis.getHex2Dec([.B23])" office:value-type="float" office:value="50">
            <text:p>50</text:p>
          </table:table-cell>
          <table:table-cell table:style-name="ce32" table:formula="oooc:=com.sun.star.sheet.addin.Analysis.getDec2Hex([.E23])" office:value-type="string" office:string-value="C8">
            <text:p>C8</text:p>
          </table:table-cell>
          <table:table-cell table:style-name="ce32" table:formula="oooc:=[.C23]*4" office:value-type="float" office:value="200">
            <text:p>200</text:p>
          </table:table-cell>
        </table:table-row>
        <table:table-row table:style-name="ro3">
          <table:table-cell table:style-name="ce32" office:value-type="string">
            <text:p>R19</text:p>
          </table:table-cell>
          <table:table-cell table:style-name="ce32" office:value-type="float" office:value="33">
            <text:p>33</text:p>
          </table:table-cell>
          <table:table-cell table:style-name="ce32" table:formula="oooc:=com.sun.star.sheet.addin.Analysis.getHex2Dec([.B24])" office:value-type="float" office:value="51">
            <text:p>51</text:p>
          </table:table-cell>
          <table:table-cell table:style-name="ce32" table:formula="oooc:=com.sun.star.sheet.addin.Analysis.getDec2Hex([.E24])" office:value-type="string" office:string-value="CC">
            <text:p>CC</text:p>
          </table:table-cell>
          <table:table-cell table:style-name="ce32" table:formula="oooc:=[.C24]*4" office:value-type="float" office:value="204">
            <text:p>204</text:p>
          </table:table-cell>
        </table:table-row>
        <table:table-row table:style-name="ro3">
          <table:table-cell table:style-name="ce32" office:value-type="string">
            <text:p>R20</text:p>
          </table:table-cell>
          <table:table-cell table:style-name="ce32" office:value-type="float" office:value="34">
            <text:p>34</text:p>
          </table:table-cell>
          <table:table-cell table:style-name="ce32" table:formula="oooc:=com.sun.star.sheet.addin.Analysis.getHex2Dec([.B25])" office:value-type="float" office:value="52">
            <text:p>52</text:p>
          </table:table-cell>
          <table:table-cell table:style-name="ce32" table:formula="oooc:=com.sun.star.sheet.addin.Analysis.getDec2Hex([.E25])" office:value-type="string" office:string-value="D0">
            <text:p>D0</text:p>
          </table:table-cell>
          <table:table-cell table:style-name="ce32" table:formula="oooc:=[.C25]*4" office:value-type="float" office:value="208">
            <text:p>208</text:p>
          </table:table-cell>
        </table:table-row>
        <table:table-row table:style-name="ro3">
          <table:table-cell table:style-name="ce32" office:value-type="string">
            <text:p>R21</text:p>
          </table:table-cell>
          <table:table-cell table:style-name="ce32" office:value-type="float" office:value="35">
            <text:p>35</text:p>
          </table:table-cell>
          <table:table-cell table:style-name="ce32" table:formula="oooc:=com.sun.star.sheet.addin.Analysis.getHex2Dec([.B26])" office:value-type="float" office:value="53">
            <text:p>53</text:p>
          </table:table-cell>
          <table:table-cell table:style-name="ce32" table:formula="oooc:=com.sun.star.sheet.addin.Analysis.getDec2Hex([.E26])" office:value-type="string" office:string-value="D4">
            <text:p>D4</text:p>
          </table:table-cell>
          <table:table-cell table:style-name="ce32" table:formula="oooc:=[.C26]*4" office:value-type="float" office:value="212">
            <text:p>212</text:p>
          </table:table-cell>
        </table:table-row>
        <table:table-row table:style-name="ro3">
          <table:table-cell table:style-name="ce32" office:value-type="string">
            <text:p>R22</text:p>
          </table:table-cell>
          <table:table-cell table:style-name="ce32" office:value-type="float" office:value="36">
            <text:p>36</text:p>
          </table:table-cell>
          <table:table-cell table:style-name="ce32" table:formula="oooc:=com.sun.star.sheet.addin.Analysis.getHex2Dec([.B27])" office:value-type="float" office:value="54">
            <text:p>54</text:p>
          </table:table-cell>
          <table:table-cell table:style-name="ce32" table:formula="oooc:=com.sun.star.sheet.addin.Analysis.getDec2Hex([.E27])" office:value-type="string" office:string-value="D8">
            <text:p>D8</text:p>
          </table:table-cell>
          <table:table-cell table:style-name="ce32" table:formula="oooc:=[.C27]*4" office:value-type="float" office:value="216">
            <text:p>216</text:p>
          </table:table-cell>
        </table:table-row>
        <table:table-row table:style-name="ro3">
          <table:table-cell table:style-name="ce32" office:value-type="string">
            <text:p>R23</text:p>
          </table:table-cell>
          <table:table-cell table:style-name="ce32" office:value-type="float" office:value="37">
            <text:p>37</text:p>
          </table:table-cell>
          <table:table-cell table:style-name="ce32" table:formula="oooc:=com.sun.star.sheet.addin.Analysis.getHex2Dec([.B28])" office:value-type="float" office:value="55">
            <text:p>55</text:p>
          </table:table-cell>
          <table:table-cell table:style-name="ce32" table:formula="oooc:=com.sun.star.sheet.addin.Analysis.getDec2Hex([.E28])" office:value-type="string" office:string-value="DC">
            <text:p>DC</text:p>
          </table:table-cell>
          <table:table-cell table:style-name="ce32" table:formula="oooc:=[.C28]*4" office:value-type="float" office:value="220">
            <text:p>220</text:p>
          </table:table-cell>
        </table:table-row>
        <table:table-row table:style-name="ro3">
          <table:table-cell table:style-name="ce32" office:value-type="string">
            <text:p>R24</text:p>
          </table:table-cell>
          <table:table-cell table:style-name="ce32" office:value-type="float" office:value="38">
            <text:p>38</text:p>
          </table:table-cell>
          <table:table-cell table:style-name="ce32" table:formula="oooc:=com.sun.star.sheet.addin.Analysis.getHex2Dec([.B29])" office:value-type="float" office:value="56">
            <text:p>56</text:p>
          </table:table-cell>
          <table:table-cell table:style-name="ce32" table:formula="oooc:=com.sun.star.sheet.addin.Analysis.getDec2Hex([.E29])" office:value-type="string" office:string-value="E0">
            <text:p>E0</text:p>
          </table:table-cell>
          <table:table-cell table:style-name="ce32" table:formula="oooc:=[.C29]*4" office:value-type="float" office:value="224">
            <text:p>224</text:p>
          </table:table-cell>
        </table:table-row>
        <table:table-row table:style-name="ro3">
          <table:table-cell table:style-name="ce32" office:value-type="string">
            <text:p>R25</text:p>
          </table:table-cell>
          <table:table-cell table:style-name="ce32" office:value-type="float" office:value="39">
            <text:p>39</text:p>
          </table:table-cell>
          <table:table-cell table:style-name="ce32" table:formula="oooc:=com.sun.star.sheet.addin.Analysis.getHex2Dec([.B30])" office:value-type="float" office:value="57">
            <text:p>57</text:p>
          </table:table-cell>
          <table:table-cell table:style-name="ce32" table:formula="oooc:=com.sun.star.sheet.addin.Analysis.getDec2Hex([.E30])" office:value-type="string" office:string-value="E4">
            <text:p>E4</text:p>
          </table:table-cell>
          <table:table-cell table:style-name="ce32" table:formula="oooc:=[.C30]*4" office:value-type="float" office:value="228">
            <text:p>228</text:p>
          </table:table-cell>
        </table:table-row>
        <table:table-row table:style-name="ro3">
          <table:table-cell table:style-name="ce32" office:value-type="string">
            <text:p>R26</text:p>
          </table:table-cell>
          <table:table-cell table:style-name="ce32" office:value-type="string">
            <text:p>3a</text:p>
          </table:table-cell>
          <table:table-cell table:style-name="ce32" table:formula="oooc:=com.sun.star.sheet.addin.Analysis.getHex2Dec([.B31])" office:value-type="float" office:value="58">
            <text:p>58</text:p>
          </table:table-cell>
          <table:table-cell table:style-name="ce32" table:formula="oooc:=com.sun.star.sheet.addin.Analysis.getDec2Hex([.E31])" office:value-type="string" office:string-value="E8">
            <text:p>E8</text:p>
          </table:table-cell>
          <table:table-cell table:style-name="ce32" table:formula="oooc:=[.C31]*4" office:value-type="float" office:value="232">
            <text:p>232</text:p>
          </table:table-cell>
        </table:table-row>
        <table:table-row table:style-name="ro3">
          <table:table-cell table:style-name="ce32" office:value-type="string">
            <text:p>R27</text:p>
          </table:table-cell>
          <table:table-cell table:style-name="ce32" office:value-type="string">
            <text:p>3b</text:p>
          </table:table-cell>
          <table:table-cell table:style-name="ce32" table:formula="oooc:=com.sun.star.sheet.addin.Analysis.getHex2Dec([.B32])" office:value-type="float" office:value="59">
            <text:p>59</text:p>
          </table:table-cell>
          <table:table-cell table:style-name="ce32" table:formula="oooc:=com.sun.star.sheet.addin.Analysis.getDec2Hex([.E32])" office:value-type="string" office:string-value="EC">
            <text:p>EC</text:p>
          </table:table-cell>
          <table:table-cell table:style-name="ce32" table:formula="oooc:=[.C32]*4" office:value-type="float" office:value="236">
            <text:p>236</text:p>
          </table:table-cell>
        </table:table-row>
        <table:table-row table:style-name="ro3">
          <table:table-cell table:style-name="ce32" office:value-type="string">
            <text:p>R28</text:p>
          </table:table-cell>
          <table:table-cell table:style-name="ce32" office:value-type="string">
            <text:p>3c</text:p>
          </table:table-cell>
          <table:table-cell table:style-name="ce32" table:formula="oooc:=com.sun.star.sheet.addin.Analysis.getHex2Dec([.B33])" office:value-type="float" office:value="60">
            <text:p>60</text:p>
          </table:table-cell>
          <table:table-cell table:style-name="ce32" table:formula="oooc:=com.sun.star.sheet.addin.Analysis.getDec2Hex([.E33])" office:value-type="string" office:string-value="F0">
            <text:p>F0</text:p>
          </table:table-cell>
          <table:table-cell table:style-name="ce32" table:formula="oooc:=[.C33]*4" office:value-type="float" office:value="240">
            <text:p>240</text:p>
          </table:table-cell>
        </table:table-row>
        <table:table-row table:style-name="ro3">
          <table:table-cell table:style-name="ce32" office:value-type="string">
            <text:p>R29</text:p>
          </table:table-cell>
          <table:table-cell table:style-name="ce32" office:value-type="string">
            <text:p>3d</text:p>
          </table:table-cell>
          <table:table-cell table:style-name="ce32" table:formula="oooc:=com.sun.star.sheet.addin.Analysis.getHex2Dec([.B34])" office:value-type="float" office:value="61">
            <text:p>61</text:p>
          </table:table-cell>
          <table:table-cell table:style-name="ce32" table:formula="oooc:=com.sun.star.sheet.addin.Analysis.getDec2Hex([.E34])" office:value-type="string" office:string-value="F4">
            <text:p>F4</text:p>
          </table:table-cell>
          <table:table-cell table:style-name="ce32" table:formula="oooc:=[.C34]*4" office:value-type="float" office:value="244">
            <text:p>244</text:p>
          </table:table-cell>
        </table:table-row>
        <table:table-row table:style-name="ro3">
          <table:table-cell table:style-name="ce32" office:value-type="string">
            <text:p>R30</text:p>
          </table:table-cell>
          <table:table-cell table:style-name="ce32" office:value-type="string">
            <text:p>3e</text:p>
          </table:table-cell>
          <table:table-cell table:style-name="ce32" table:formula="oooc:=com.sun.star.sheet.addin.Analysis.getHex2Dec([.B35])" office:value-type="float" office:value="62">
            <text:p>62</text:p>
          </table:table-cell>
          <table:table-cell table:style-name="ce32" table:formula="oooc:=com.sun.star.sheet.addin.Analysis.getDec2Hex([.E35])" office:value-type="string" office:string-value="F8">
            <text:p>F8</text:p>
          </table:table-cell>
          <table:table-cell table:style-name="ce32" table:formula="oooc:=[.C35]*4" office:value-type="float" office:value="248">
            <text:p>248</text:p>
          </table:table-cell>
        </table:table-row>
        <table:table-row table:style-name="ro3">
          <table:table-cell table:style-name="ce32" office:value-type="string">
            <text:p>R31</text:p>
          </table:table-cell>
          <table:table-cell table:style-name="ce32" office:value-type="string">
            <text:p>3f</text:p>
          </table:table-cell>
          <table:table-cell table:style-name="ce32" table:formula="oooc:=com.sun.star.sheet.addin.Analysis.getHex2Dec([.B36])" office:value-type="float" office:value="63">
            <text:p>63</text:p>
          </table:table-cell>
          <table:table-cell table:style-name="ce32" table:formula="oooc:=com.sun.star.sheet.addin.Analysis.getDec2Hex([.E36])" office:value-type="string" office:string-value="FC">
            <text:p>FC</text:p>
          </table:table-cell>
          <table:table-cell table:style-name="ce32" table:formula="oooc:=[.C36]*4" office:value-type="float" office:value="252">
            <text:p>252</text:p>
          </table:table-cell>
        </table:table-row>
        <table:table-row table:style-name="ro3">
          <table:table-cell table:style-name="ce32" office:value-type="string">
            <text:p>COP0_STATU</text:p>
          </table:table-cell>
          <table:table-cell table:style-name="ce32" office:value-type="string">
            <text:p>4c</text:p>
          </table:table-cell>
          <table:table-cell table:style-name="ce32" table:formula="oooc:=com.sun.star.sheet.addin.Analysis.getHex2Dec([.B37])" office:value-type="float" office:value="76">
            <text:p>76</text:p>
          </table:table-cell>
          <table:table-cell table:style-name="ce32" table:formula="oooc:=com.sun.star.sheet.addin.Analysis.getDec2Hex([.E37])" office:value-type="string" office:string-value="130">
            <text:p>130</text:p>
          </table:table-cell>
          <table:table-cell table:style-name="ce32" table:formula="oooc:=[.C37]*4" office:value-type="float" office:value="304">
            <text:p>304</text:p>
          </table:table-cell>
        </table:table-row>
        <table:table-row table:style-name="ro3">
          <table:table-cell table:style-name="ce32" office:value-type="string">
            <text:p>COP0_CAUSE</text:p>
          </table:table-cell>
          <table:table-cell table:style-name="ce32" office:value-type="string">
            <text:p>4d</text:p>
          </table:table-cell>
          <table:table-cell table:style-name="ce32" table:formula="oooc:=com.sun.star.sheet.addin.Analysis.getHex2Dec([.B38])" office:value-type="float" office:value="77">
            <text:p>77</text:p>
          </table:table-cell>
          <table:table-cell table:style-name="ce32" table:formula="oooc:=com.sun.star.sheet.addin.Analysis.getDec2Hex([.E38])" office:value-type="string" office:string-value="134">
            <text:p>134</text:p>
          </table:table-cell>
          <table:table-cell table:style-name="ce32" table:formula="oooc:=[.C38]*4" office:value-type="float" office:value="308">
            <text:p>308</text:p>
          </table:table-cell>
        </table:table-row>
        <table:table-row table:style-name="ro3">
          <table:table-cell table:style-name="ce32" office:value-type="string">
            <text:p>COP0_EPC</text:p>
          </table:table-cell>
          <table:table-cell table:style-name="ce32" office:value-type="string">
            <text:p>4e</text:p>
          </table:table-cell>
          <table:table-cell table:style-name="ce32" table:formula="oooc:=com.sun.star.sheet.addin.Analysis.getHex2Dec([.B39])" office:value-type="float" office:value="78">
            <text:p>78</text:p>
          </table:table-cell>
          <table:table-cell table:style-name="ce32" table:formula="oooc:=com.sun.star.sheet.addin.Analysis.getDec2Hex([.E39])" office:value-type="string" office:string-value="138">
            <text:p>138</text:p>
          </table:table-cell>
          <table:table-cell table:style-name="ce32" table:formula="oooc:=[.C39]*4" office:value-type="float" office:value="312">
            <text:p>312</text:p>
          </table:table-cell>
        </table:table-row>
        <table:table-row table:style-name="ro3">
          <table:table-cell table:style-name="ce32" office:value-type="string">
            <text:p>COP0_DEBUG</text:p>
          </table:table-cell>
          <table:table-cell table:style-name="ce32" office:value-type="float" office:value="57">
            <text:p>57</text:p>
          </table:table-cell>
          <table:table-cell table:style-name="ce32" table:formula="oooc:=com.sun.star.sheet.addin.Analysis.getHex2Dec([.B40])" office:value-type="float" office:value="87">
            <text:p>87</text:p>
          </table:table-cell>
          <table:table-cell table:style-name="ce32" table:formula="oooc:=com.sun.star.sheet.addin.Analysis.getDec2Hex([.E40])" office:value-type="string" office:string-value="15C">
            <text:p>15C</text:p>
          </table:table-cell>
          <table:table-cell table:style-name="ce32" table:formula="oooc:=[.C40]*4" office:value-type="float" office:value="348">
            <text:p>348</text:p>
          </table:table-cell>
        </table:table-row>
        <table:table-row table:style-name="ro3">
          <table:table-cell table:style-name="ce32" office:value-type="string">
            <text:p>COP0_DEEPC</text:p>
          </table:table-cell>
          <table:table-cell table:style-name="ce32" office:value-type="float" office:value="58">
            <text:p>58</text:p>
          </table:table-cell>
          <table:table-cell table:style-name="ce32" table:formula="oooc:=com.sun.star.sheet.addin.Analysis.getHex2Dec([.B41])" office:value-type="float" office:value="88">
            <text:p>88</text:p>
          </table:table-cell>
          <table:table-cell table:style-name="ce32" table:formula="oooc:=com.sun.star.sheet.addin.Analysis.getDec2Hex([.E41])" office:value-type="string" office:string-value="160">
            <text:p>160</text:p>
          </table:table-cell>
          <table:table-cell table:style-name="ce32" table:formula="oooc:=[.C41]*4" office:value-type="float" office:value="352">
            <text:p>352</text:p>
          </table:table-cell>
        </table:table-row>
        <table:table-row table:style-name="ro3" table:number-rows-repeated="65494">
          <table:table-cell table:number-columns-repeated="5"/>
        </table:table-row>
        <table:table-row table:style-name="ro3">
          <table:table-cell table:number-columns-repeated="5"/>
        </table:table-row>
      </table:table>
      <table:database-ranges>
        <table:database-range table:target-range-address="命令セット.A1:命令セット.AR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6">2008/11/16</text:date>, <text:time>10:4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1-16T10:47:44</dc:date>
    <meta:editing-cycles>38</meta:editing-cycles>
    <meta:editing-duration>P6DT11H52M42S</meta:editing-duration>
    <meta:user-defined meta:name="情報 1"/>
    <meta:user-defined meta:name="情報 2"/>
    <meta:user-defined meta:name="情報 3"/>
    <meta:user-defined meta:name="情報 4"/>
    <meta:document-statistic meta:table-count="4" meta:cell-count="2418"/>
  </office:meta>
</office:document-meta>
</file>